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212cm" svg:stroke-color="#000000" draw:marker-start-width="0.518cm" draw:marker-end-width="0.518cm" draw:fill-color="#3c3c3c" draw:textarea-horizontal-align="justify" draw:textarea-vertical-align="middle" draw:auto-grow-height="false" fo:min-height="9.91cm" fo:min-width="21.852cm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6" style:family="graphic" style:parent-style-name="standard">
      <style:graphic-properties svg:stroke-width="0.018cm" svg:stroke-color="#2b2b2b" draw:marker-start-width="0.227cm" draw:marker-end-width="0.227cm" draw:fill-color="#2b2b2b" draw:textarea-horizontal-align="justify" draw:textarea-vertical-align="middle" draw:auto-grow-height="false" fo:min-height="1.909cm" fo:min-width="6.739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2b2b2b" draw:marker-start-width="0.227cm" draw:marker-end-width="0.227cm" draw:fill-color="#2b2b2b" draw:textarea-horizontal-align="justify" draw:textarea-vertical-align="middle" draw:auto-grow-height="false" fo:min-height="1.891cm" fo:min-width="6.721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2b2b2b" draw:textarea-horizontal-align="justify" draw:textarea-vertical-align="middle" draw:auto-grow-height="false" fo:min-height="0.893cm" fo:min-width="7.247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2b2b2b" draw:fill-color="#2b2b2b" draw:textarea-horizontal-align="justify" draw:textarea-vertical-align="middle" draw:auto-grow-height="false" fo:min-height="0.893cm" fo:min-width="3.31cm"/>
      <style:paragraph-properties style:writing-mode="lr-tb"/>
    </style:style>
    <style:style style:name="gr12" style:family="graphic" style:parent-style-name="standard">
      <style:graphic-properties svg:stroke-color="#2b2b2b" draw:fill-color="#2b2b2b" draw:textarea-horizontal-align="justify" draw:textarea-vertical-align="middle" draw:auto-grow-height="false" fo:min-height="0.893cm" fo:min-width="4.707cm"/>
      <style:paragraph-properties style:writing-mode="lr-tb"/>
    </style:style>
    <style:style style:name="P1" style:family="paragraph">
      <loext:graphic-properties draw:fill-color="#3c3c3c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2b2b2b"/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2b2b2b"/>
      <style:paragraph-properties fo:text-align="start"/>
      <style:text-properties fo:font-weight="bold" style:font-weight-asian="bold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352cm" svg:height="10.16cm" svg:x="0.254cm" svg:y="0.6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4cm" svg:y1="1.905cm" svg:x2="22.606cm" svg:y2="1.905cm">
          <text:p/>
        </draw:line>
        <draw:line draw:style-name="gr3" draw:text-style-name="P2" draw:layer="layout" svg:x1="20.955cm" svg:y1="0.635cm" svg:x2="20.955cm" svg:y2="1.905cm">
          <text:p/>
        </draw:line>
        <draw:line draw:style-name="gr3" draw:text-style-name="P2" draw:layer="layout" svg:x1="19.431cm" svg:y1="0.635cm" svg:x2="19.431cm" svg:y2="1.905cm">
          <text:p/>
        </draw:line>
        <draw:line draw:style-name="gr3" draw:text-style-name="P2" draw:layer="layout" svg:x1="17.78cm" svg:y1="0.635cm" svg:x2="17.78cm" svg:y2="1.905cm">
          <text:p/>
        </draw:line>
        <draw:frame draw:style-name="gr4" draw:text-style-name="P3" draw:layer="layout" svg:width="1.397cm" svg:height="0.962cm" svg:x="21.082cm" svg:y="0.889cm">
          <draw:text-box>
            <text:p/>
          </draw:text-box>
        </draw:frame>
        <draw:frame draw:style-name="gr5" draw:text-style-name="P5" draw:layer="layout" svg:width="8.636cm" svg:height="1.987cm" svg:x="5.842cm" svg:y="0.762cm">
          <draw:text-box>
            <text:p text:style-name="P4"><text:span text:style-name="T1">New Element Window</text:span></text:p>
          </draw:text-box>
        </draw:frame>
        <draw:custom-shape draw:style-name="gr6" draw:text-style-name="P7" draw:layer="layout" svg:width="7.239cm" svg:height="2.159cm" svg:x="15.24cm" svg:y="8.509cm">
          <text:p text:style-name="P6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239cm" svg:height="2.159cm" svg:x="7.798cm" svg:y="8.509cm">
          <text:p text:style-name="P6"><text:span text:style-name="T2">Clea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239cm" svg:height="2.159cm" svg:x="0.381cm" svg:y="8.509cm">
          <text:p text:style-name="P6"><text:span text:style-name="T2">Cancel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7.747cm" svg:height="1.27cm" svg:x="0.381cm" svg:y="2.159cm">
          <draw:text-box>
            <text:p text:style-name="P8"><text:span text:style-name="T3">Select the element type</text:span></text:p>
          </draw:text-box>
        </draw:frame>
        <draw:custom-shape draw:style-name="gr9" draw:text-style-name="P11" draw:layer="layout" svg:width="7.747cm" svg:height="1.143cm" svg:x="8.001cm" svg:y="2.159cm">
          <text:p text:style-name="P10"><text:span text:style-name="T3">Element typ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508cm" svg:height="0.508cm" draw:transform="rotate (0.785398163397448) translate (14.859cm 2.6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9" draw:layer="layout" svg:width="4.572cm" svg:height="1.27cm" svg:x="0.508cm" svg:y="4.699cm">
          <draw:text-box>
            <text:p text:style-name="P8"><text:span text:style-name="T3">Element type</text:span></text:p>
          </draw:text-box>
        </draw:frame>
        <draw:custom-shape draw:style-name="gr11" draw:text-style-name="P7" draw:layer="layout" svg:width="3.81cm" svg:height="1.143cm" svg:x="5.334cm" svg:y="4.699cm">
          <text:p text:style-name="P6"><text:span text:style-name="T4">Some propert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1.143cm" svg:x="9.525cm" svg:y="4.699cm">
          <text:p text:style-name="P6"><text:span text:style-name="T4">Some propert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1.143cm" svg:x="13.716cm" svg:y="4.699cm">
          <text:p text:style-name="P6"><text:span text:style-name="T4">Some propert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1.143cm" svg:x="17.907cm" svg:y="4.699cm">
          <text:p text:style-name="P6"><text:span text:style-name="T4">Some propert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207cm" svg:height="1.143cm" svg:x="16.764cm" svg:y="2.159cm">
          <text:p text:style-name="P6"><text:span text:style-name="T5">He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4:33:06.250946644</meta:creation-date>
    <dc:date>2020-11-02T14:52:14.872467760</dc:date>
    <meta:editing-duration>PT8M8S</meta:editing-duration>
    <meta:editing-cycles>1</meta:editing-cycles>
    <meta:document-statistic meta:object-count="19"/>
    <meta:generator>LibreOffice/6.4.7.2$Linux_X86_64 LibreOffice_project/40$Build-2</meta:generator>
  </office:meta>
</office:document-meta>
</file>